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00000009006B0F0D2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0000" draw:marker-start-width="0.356cm" draw:marker-end-width="0.356cm" draw:textarea-horizontal-align="justify" draw:textarea-vertical-align="middle" draw:auto-grow-height="false" fo:min-height="0cm" fo:min-width="0cm" fo:padding-top="0.176cm" fo:padding-bottom="0.176cm" fo:padding-left="0.301cm" fo:padding-right="0.301cm" fo:wrap-option="no-wrap"/>
    </style:style>
    <style:style style:name="gr3" style:family="graphic" style:parent-style-name="standard">
      <style:graphic-properties svg:stroke-width="0.102cm" svg:stroke-color="#ff0000" draw:textarea-horizontal-align="justify" draw:textarea-vertical-align="middle" draw:auto-grow-height="false" fo:min-height="0cm" fo:min-width="0cm" fo:padding-top="0.176cm" fo:padding-bottom="0.176cm" fo:padding-left="0.301cm" fo:padding-right="0.301cm" fo:wrap-option="no-wrap"/>
    </style:style>
    <style:style style:name="gr4" style:family="graphic" style:parent-style-name="standard">
      <style:graphic-properties svg:stroke-width="0.102cm" svg:stroke-color="#ff0000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0000" draw:marker-end="Arrow" draw:marker-end-width="0.30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none" draw:fill-color="#ffffff" draw:auto-grow-width="true" fo:min-height="0.943cm" fo:min-width="22.754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888cm" svg:height="19.416cm" draw:transform="rotate (-1.5707963267949) translate (19.781cm 1.909cm)">
          <draw:image xlink:href="Pictures/1000000000000C00000009006B0F0D25.jpg" xlink:type="simple" xlink:show="embed" xlink:actuate="onLoad">
            <text:p/>
          </draw:image>
        </draw:frame>
        <draw:custom-shape draw:style-name="gr2" draw:text-style-name="P1" draw:layer="layout" svg:width="2.999cm" svg:height="2.032cm" svg:x="3.029cm" svg:y="1.889cm">
          <text:p text:style-name="P1">Buttons</text:p>
          <text:p text:style-name="P1">(in)</text:p>
          <draw:enhanced-geometry svg:viewBox="0 0 21600 21600" draw:mirror-horizontal="true" draw:type="line-callout-2" draw:modifiers="-6969.6 30620.3639940974 -4420.8 18890.703393999 -1800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2.999cm" svg:height="2.032cm" svg:x="1.759cm" svg:y="6.461cm">
          <text:p text:style-name="P1">Button</text:p>
          <text:p text:style-name="P1">(Gnd)</text:p>
          <draw:enhanced-geometry svg:viewBox="0 0 21600 21600" draw:mirror-horizontal="true" draw:type="line-callout-2" draw:modifiers="-10944 9965.9616330546 -3600 4000 -1800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3.504cm" svg:height="3.38cm" svg:x="15.403cm" svg:y="1.176cm">
          <text:p text:style-name="P1">PoKey55</text:p>
          <text:p text:style-name="P1">Input</text:p>
          <text:p text:style-name="P1">Processor</text:p>
          <draw:enhanced-geometry svg:viewBox="0 0 21600 21600" draw:mirror-horizontal="false" draw:type="line-callout-2" draw:modifiers="-3611.29814550642 26506.4773735581 -3600 4000 -1546.81883024251 3539.307897071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draw:layer="layout" svg:width="6.477cm" svg:height="1.27cm" svg:x="8.112cm" svg:y="12.176cm">
          <text:p text:style-name="P1">Garden Power (12v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77cm" svg:height="1.27cm" svg:x="12.557cm" svg:y="10.525cm">
          <text:p text:style-name="P1">Procesor Outpu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99cm" svg:height="1.475cm" svg:x="14.476cm" svg:y="13.965cm">
          <text:p text:style-name="P1">Proc #20</text:p>
          <draw:enhanced-geometry svg:viewBox="0 0 21600 21600" draw:mirror-horizontal="true" draw:type="line-callout-2" draw:modifiers="-9655.2 -5429.26829268293 -3600 4000 -1800 8121.951219512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2.999cm" svg:height="2.999cm" svg:x="16.797cm" svg:y="21.701cm">
          <text:p text:style-name="P1">Console</text:p>
          <text:p text:style-name="P1">Cable for</text:p>
          <text:p text:style-name="P1">External</text:p>
          <text:p text:style-name="P1">laptop</text:p>
          <draw:enhanced-geometry svg:viewBox="0 0 21600 21600" draw:mirror-horizontal="false" draw:type="line-callout-2" draw:modifiers="6710.4 -21218.4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draw:layer="layout" svg:width="2.667cm" svg:height="1.397cm" svg:x="9.128cm" svg:y="21.193cm">
          <text:p text:style-name="P1">Relay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59cm" svg:height="1.27cm" svg:x="3.794cm" svg:y="17.637cm">
          <text:p text:style-name="P1">Pro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24cm" svg:height="1.524cm" svg:x="4.556cm" svg:y="25.765cm">
          <text:p text:style-name="P1">Power Control (Power tail) – behind boar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556cm" svg:y1="26.654cm" svg:x2="3.159cm" svg:y2="25.13cm">
          <text:p/>
        </draw:line>
        <draw:custom-shape draw:style-name="gr4" draw:text-style-name="P1" draw:layer="layout" svg:width="2.667cm" svg:height="2.667cm" svg:x="13.319cm" svg:y="21.193cm">
          <text:p text:style-name="P1">Future</text:p>
          <text:p text:style-name="P1">Relay</text:p>
          <text:p text:style-name="P1">board</text:p>
          <draw:enhanced-geometry svg:viewBox="0 0 21600 21600" draw:type="rectangle" draw:enhanced-path="M 0 0 L 21600 0 21600 21600 0 21600 0 0 Z N"/>
        </draw:custom-shape>
        <draw:frame draw:style-name="gr6" draw:layer="layout" svg:width="23.254cm" svg:height="1.193cm" svg:x="0.86cm" svg:y="0.823cm">
          <draw:text-box>
            <text:p><text:span text:style-name="T1"><text:file-name text:display="full">/media/sdo/KINGSTON/orange/signal-box/doc/block-diagram.odg</text:file-name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Oualline</meta:initial-creator>
    <meta:creation-date>2014-02-21T08:54:30</meta:creation-date>
    <dc:date>2014-04-13T20:09:53.867023716</dc:date>
    <dc:creator>Steve Oualline</dc:creator>
    <meta:editing-duration>PT15M</meta:editing-duration>
    <meta:editing-cycles>3</meta:editing-cycles>
    <meta:generator>LibreOffice/4.1.3.2$Linux_X86_64 LibreOffice_project/410m0$Build-2</meta:generator>
    <meta:document-statistic meta:object-count="14"/>
  </office:meta>
</office:document-meta>
</file>